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10"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1"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1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20dd85" style:font-size-asian="12pt" style:font-weight-asian="bold" style:font-name-complex="Times New Roman1"/>
    </style:style>
    <style:style style:name="P1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1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1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147c06" style:font-name-asian="Times New Roman1" style:font-size-asian="12pt" style:font-name-complex="Times New Roman1" style:font-size-complex="12pt"/>
    </style:style>
    <style:style style:name="P2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019776"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2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019776"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c5732"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1c5732" officeooo:paragraph-rsid="001c5732"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c5732" officeooo:paragraph-rsid="001d82c9"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3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13e43e" officeooo:paragraph-rsid="0013e43e" style:font-name-asian="Times New Roman1" style:font-size-asian="12pt" style:font-name-complex="Times New Roman1" style:font-size-complex="12pt"/>
    </style:style>
    <style:style style:name="P3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3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3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147c06" style:font-name-asian="Times New Roman1" style:font-size-asian="12pt" style:font-weight-asian="bold" style:font-name-complex="Times New Roman1" style:font-size-complex="12pt" style:font-weight-complex="bold"/>
    </style:style>
    <style:style style:name="P3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40" style:family="paragraph" style:parent-style-name="Standard">
      <loext:graphic-properties draw:fill="none"/>
      <style:paragraph-properties fo:margin-left="0in" fo:margin-right="0in" fo:margin-top="0in" fo:margin-bottom="0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41" style:family="paragraph" style:parent-style-name="Standard" style:master-page-name="">
      <loext:graphic-properties draw:fill="none"/>
      <style:paragraph-properties fo:margin-left="0.5in" fo:margin-right="0in" fo:margin-top="0in" fo:margin-bottom="0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42" style:family="paragraph" style:parent-style-name="Standard" style:master-page-name="">
      <loext:graphic-properties draw:fill="none"/>
      <style:paragraph-properties fo:margin-left="0.5in" fo:margin-right="0in" fo:margin-top="0.1665in" fo:margin-bottom="0.1665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43"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44" style:family="paragraph" style:parent-style-name="Standard">
      <style:paragraph-properties fo:text-align="justify" style:justify-single-word="false"/>
      <style:text-properties style:use-window-font-color="true" style:font-name="Times New Roman" fo:font-size="12pt" fo:language="es" fo:country="ES" officeooo:rsid="0023b53c" officeooo:paragraph-rsid="0023b53c" style:font-name-asian="Times New Roman1" style:font-size-asian="12pt" style:font-name-complex="Times New Roman1" style:font-size-complex="12pt"/>
    </style:style>
    <style:style style:name="P45"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46"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47"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4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4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255e68" style:font-name-asian="Times New Roman1" style:font-size-asian="12pt" style:font-name-complex="Times New Roman1" style:font-size-complex="12pt"/>
    </style:style>
    <style:style style:name="P5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5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5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268199" officeooo:paragraph-rsid="00268199" style:font-name-asian="Times New Roman1" style:font-size-asian="12pt" style:font-weight-asian="bold" style:font-name-complex="Times New Roman1" style:font-size-complex="12pt" style:font-weight-complex="bold"/>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officeooo:rsid="001dc494"/>
    </style:style>
    <style:style style:name="T6" style:family="text">
      <style:text-properties officeooo:rsid="001e5373"/>
    </style:style>
    <style:style style:name="T7" style:family="text">
      <style:text-properties officeooo:rsid="0040f0b0"/>
    </style:style>
    <style:style style:name="T8" style:family="text">
      <style:text-properties officeooo:rsid="00019776"/>
    </style:style>
    <style:style style:name="T9" style:family="text">
      <style:text-properties officeooo:rsid="00072fc1"/>
    </style:style>
    <style:style style:name="T10" style:family="text">
      <style:text-properties officeooo:rsid="00147c06"/>
    </style:style>
    <style:style style:name="T11" style:family="text">
      <style:text-properties officeooo:rsid="00174800"/>
    </style:style>
    <style:style style:name="T12" style:family="text">
      <style:text-properties officeooo:rsid="00187fe3"/>
    </style:style>
    <style:style style:name="T13" style:family="text">
      <style:text-properties officeooo:rsid="001a9237"/>
    </style:style>
    <style:style style:name="T14" style:family="text">
      <style:text-properties officeooo:rsid="001dfa39"/>
    </style:style>
    <style:style style:name="T15" style:family="text">
      <style:text-properties style:font-name-asian="Times New Roman1" style:font-size-complex="12pt" style:font-weight-complex="bold"/>
    </style:style>
    <style:style style:name="T16" style:family="text">
      <style:text-properties officeooo:rsid="001fd0c1" style:font-name-asian="Times New Roman1" style:font-size-complex="12pt" style:font-weight-complex="bold"/>
    </style:style>
    <style:style style:name="T17" style:family="text">
      <style:text-properties fo:font-weight="normal" style:font-name-asian="Times New Roman1" style:font-weight-asian="normal" style:font-size-complex="12pt" style:font-weight-complex="normal"/>
    </style:style>
    <style:style style:name="T18" style:family="text">
      <style:text-properties fo:font-weight="normal" officeooo:rsid="001f953c" style:font-name-asian="Times New Roman1" style:font-weight-asian="normal" style:font-size-complex="12pt" style:font-weight-complex="normal"/>
    </style:style>
    <style:style style:name="T19" style:family="text">
      <style:text-properties fo:font-weight="normal" officeooo:rsid="00255e68" style:font-weight-asian="normal" style:font-weight-complex="normal"/>
    </style:style>
    <style:style style:name="T20" style:family="text">
      <style:text-properties officeooo:rsid="00268199"/>
    </style:style>
    <style:style style:name="T21" style:family="text">
      <style:text-properties officeooo:rsid="0029c252"/>
    </style:style>
    <style:style style:name="T22" style:family="text">
      <style:text-properties officeooo:rsid="002a9f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C<text:span text:style-name="T7">ontrato</text:span> <text:span text:style-name="T7">de</text:span> <text:span text:style-name="T7">arrendamiento</text:span> <text:span text:style-name="T7">de</text:span> <text:span text:style-name="T7">habitación</text:span></text:p>
      <text:p text:style-name="P10"/>
      <text:p text:style-name="P4">En <text:span text:style-name="T5">id-unid-1</text:span>, a <text:s/><text:span text:style-name="T6">id-unid-2</text:span></text:p>
      <text:p text:style-name="P3"/>
      <text:p text:style-name="P6">REUNIDOS</text:p>
      <text:p text:style-name="P5"/>
      <text:p text:style-name="P5">De una parte,</text:p>
      <text:p text:style-name="P1">id-unid-3</text:p>
      <text:p text:style-name="P17"><text:span text:style-name="T4">Como parte</text:span><text:span text:style-name="T3"> </text:span><text:span text:style-name="T2">ARRENDADORA</text:span><text:span text:style-name="T3">.</text:span></text:p>
      <text:p text:style-name="P19"/>
      <text:p text:style-name="P5">De otra parte,</text:p>
      <text:p text:style-name="P2">id-unid-4</text:p>
      <text:p text:style-name="P18"><text:span text:style-name="T4">Como parte</text:span><text:span text:style-name="T3"> </text:span><text:span text:style-name="T2">ARRENDATARIA</text:span><text:span text:style-name="T3">.</text:span></text:p>
      <text:p text:style-name="P19"/>
      <text:p text:style-name="P19"/>
      <text:p text:style-name="P17"><text:span text:style-name="T3">Las partes, arrendadora y arrendataria, se reconocen recíprocamente capacidad legal suficiente para otorgar el presente contrato, y reunidos en la fecha del encabezamiento del presente escrito, manifiestan haber acordado formalizar en este documento un </text:span><text:span text:style-name="T1">CONTRATO DE ARRENDAMIENTO DE HABITACIÓN</text:span><text:span text:style-name="T3"> en la vivienda que se especifica a continuación.</text:span></text:p>
      <text:p text:style-name="P20"/>
      <text:p text:style-name="P5">EXPONEN</text:p>
      <text:p text:style-name="P21"/>
      <text:p text:style-name="P17"><text:span text:style-name="T1">I. </text:span><text:span text:style-name="T3">Que la PARTE ARRENDADORA es propietaria de una vivienda amueblada cuya superficie útil es de id-unid-6 metros cuadrados en: id-unid-5. Dicha vivienda se encuentra formada por idunid7-precioAletras (id-unid-7) habitaciones y que, además, comprende:</text:span></text:p>
      <text:p text:style-name="P19"/>
      <text:p text:style-name="P41">id-unid-8</text:p>
      <text:p text:style-name="P40"/>
      <text:p text:style-name="P40">Esta vivienda está inscrita en el Registro de la Propiedad de: id-unid-9, con los siguientes datos: id-dec-10. id-dec-11 Se acompaña como Anexo I al presente contrato una copia del Certificado de Eficiencia Energética, según lo regulado en el Real Decreto 235/2013, de 5 de abril. También se acompaña al presente contrato, como Anexo II un inventario de bienes muebles, con el mobiliario que se encuentra en la vivienda. Este mobiliario está en estado de uso y buena conservación al momento de firmarse este documento.</text:p>
      <text:p text:style-name="P40"/>
      <text:p text:style-name="P40">En adelante, esta será denominada la "Vivienda".</text:p>
      <text:p text:style-name="P11"><text:span text:style-name="T1">II. </text:span><text:span text:style-name="T3">Una de las habitaciones de la Vivienda será objeto de arrendamiento y cuenta con una superficie útil de id-dec-13 metros cuadrados. La habitación a la que se hace referencia es la siguiente:</text:span></text:p>
      <text:p text:style-name="P42"><text:soft-page-break/>id-dec-14</text:p>
      <text:p text:style-name="P35">La habitación id-dec-15</text:p>
      <text:p text:style-name="P35">En adelante, la misma será denominada la "Habitación".</text:p>
      <text:p text:style-name="P14"><text:span text:style-name="T15">I</text:span><text:span text:style-name="T16">I</text:span><text:span text:style-name="T15">I. </text:span><text:span text:style-name="T17">Las partes conocen el estado y conservación de la habitación objeto de arrendamiento, así como su mobiliario y enseres. Ambas partes están conformes en que si hubiera diferencia entre los metros cuadrados o superficie real de la habitación y la superficie descrita en el presente contrato, ésto no afectará al precio de arrendamiento, que se mantendrá invariable.</text:span></text:p>
      <text:p text:style-name="P15"><text:span text:style-name="T15">I</text:span><text:span text:style-name="T16">V</text:span><text:span text:style-name="T15">. </text:span><text:span text:style-name="T18">id-dec-17</text:span></text:p>
      <text:p text:style-name="P5">CLÁUSULAS</text:p>
      <text:p text:style-name="P46"><text:span text:style-name="T21">PRIMERA</text:span>. <text:span text:style-name="T21">OBJETO</text:span></text:p>
      <text:p text:style-name="P47">Mediante este contrato la parte ARRENDADORA <text:s/>acuerda ceder el arrendamiento de una habitación de la vivienda descrita en el expositivo I del presente contrato, que es propiedad de la parte ARRENDADORA, a la parte ARRENDATARIA a cambio de un precio cierto.</text:p>
      <text:p text:style-name="P47">La parte ARRENDATARIA podrá hacer uso de las zonas comunes de la vivienda de forma diligente y respetando las normas de convivencia, sin realizar actividades insalubres, molestas, o nocivas para el resto de los inquilinos. </text:p>
      <text:p text:style-name="P47">Exceptuando las zonas comunes, el presente contrato de arrendamiento sólo da derecho a utilizar el dormitorio arrendado, y el resto de dormitorios de la Vivienda <text:span text:style-name="T21">id-dec-18</text:span></text:p>
      <text:p text:style-name="P47"><text:s/></text:p>
      <text:p text:style-name="P7"><text:span text:style-name="T10">SEGUNDA</text:span>. <text:span text:style-name="T10">DESTINO Y ESTADO DE CONSERVACIÓN</text:span></text:p>
      <text:p text:style-name="P7"/>
      <text:p text:style-name="P44">iddec17-extra-1</text:p>
      <text:p text:style-name="P9">El uso de la habitación arrendada y pactado en el presente contrato lo es con carácter exclusivo, es decir, no se podrá modificar el uso pactado. Además, será obligación de la ARRENDATARIA, no realizar actividades o actuaciones contrarias a los estatutos de la comunidad, o de la vivienda, a realizar actividades molestas, nocivas, insalubres o ilegales, que puedan afectar a terceros, a la habitación, o a la vivienda.</text:p>
      <text:p text:style-name="P9">La realización de cualquier de estas prohibiciones facultará al ARRENDADOR a resolver el contrato sin derecho alguno de indemnización a la parte ARRENDATARIA.</text:p>
      <text:p text:style-name="P9">La Habitación se pondrá a disposición de la PARTE ARRENDATARIA <text:span text:style-name="T11">id-dec-16, la parte ARRENDATARIA la recibe en buen estado de uso y conservación, reconociendo haber visitado la habitación y las zonas comunes de la vivienda con carácter previo a la firma del presente contrato. Asimismo, manifiesta conocer las zonas de uso que se le conceden.</text:span></text:p>
      <text:p text:style-name="P39"><text:soft-page-break/>La parte ARRENDATARIA ha visitado la habitación que arrienda <text:span text:style-name="T10">iddec15-extra-1, la PARTE ARRENDATARIA declara que el mobiliario de las zonas comunes de la vivienda se corresponde con el detallado en el Anexo de inventario de bienes muebles incorporado al presente Contrato.</text:span></text:p>
      <text:p text:style-name="P49">iddec17-extra-2</text:p>
      <text:p text:style-name="P52"><text:span text:style-name="T19">El mobiliario que se encuentra en el interior de la vivienda es propiedad de la parte ARRENDADORA, y deberá ser devuelto en el momento de finalización del contrato en perfecto estado de conservación, salvo aquel desgaste generado por el normal uso de los mismos.</text:span></text:p>
      <text:p text:style-name="P51">TERCERA. <text:span text:style-name="T10">D</text:span>ERECHO DE <text:span text:style-name="T21">id-dec-19</text:span> ACCESO A LA VIVIENDA POR LA PARTE ARRENDADORA</text:p>
      <text:p text:style-name="P49"><text:span text:style-name="T22">iddec19-extra-1</text:span>La parte ARRENDADORA mantendrá el derecho a acceder libremente a las zonas comunes de la vivienda y al resto de habitaciones que no se encuentren arrendadas.</text:p>
      <text:p text:style-name="P49">Si la parte ARRENDATARIA incumpliere lo dispuesto anteriormente, la parte ARRENDADORA podrá resolver el contrato de arrendamiento de habitación, debiendo cubrir la parte ARRENDATARIA aquellos daños y perjuicios ocasionados, incluyendo la pérdida de beneficios por no poder arrendar el resto de las habitaciones.</text:p>
      <text:p text:style-name="P51"><text:span text:style-name="T12">CUARTA</text:span>. <text:span text:style-name="T10">DURACIÓN</text:span></text:p>
      <text:p text:style-name="P50">iddec17-extra-3</text:p>
      <text:p text:style-name="P39">------</text:p>
      <text:p text:style-name="P39">Finalizado el contrato <text:span text:style-name="T12">id-dec-25</text:span> la PARTE ARRENDATARIA deberá dejar la Habitación y el resto de la Vivienda libre y limpia, sin objetos personales u otros enseres propios, y deberá ponerla a disposición de la PARTE ARRENDADORA <text:span text:style-name="T13">iddec16-extra-1. Todo ello será de aplicación a la finalización del contrato, salvo que las partes de mutuo acuerdo, pactaran otra cosa distinta.</text:span></text:p>
      <text:p text:style-name="P39">-----</text:p>
      <text:p text:style-name="P38"><text:span text:style-name="T10">SEXTA</text:span>. <text:span text:style-name="T10">GASTOS GENERALES Y SUMINISTROS</text:span></text:p>
      <text:p text:style-name="P37">------</text:p>
      <text:p text:style-name="P36"><text:soft-page-break/>id-dec-12</text:p>
      <text:p text:style-name="P36">------</text:p>
      <text:p text:style-name="P38"><text:span text:style-name="T10">OCTAVA</text:span>. <text:span text:style-name="T10">OBRAS</text:span></text:p>
      <text:p text:style-name="P23">----</text:p>
      <text:p text:style-name="P22">Las partes acuerdan que no está permitido realizar obras sin el previo consentimiento expreso y por escrito de la parte Arrendadora. PARTE ARRENDATARIA tampoco podrá realizar obras que provoquen una disminución en la estabilidad o seguridad de la Habitación, de la Vivienda o que contravengan iddec12-extra-1 la normativa urbanística.</text:p>
      <text:p text:style-name="P22">----</text:p>
      <text:p text:style-name="P22"><text:s/>iddec12-extra-2</text:p>
      <text:p text:style-name="P22">-----</text:p>
      <text:p text:style-name="P24">NOVENA.- <text:span text:style-name="T8">NORMAS DE iddec12-extra-3 CONVIVENCIA</text:span>.</text:p>
      <text:p text:style-name="P25">----</text:p>
      <text:p text:style-name="P30">iddec12-extra-4</text:p>
      <text:p text:style-name="P26">----</text:p>
      <text:p text:style-name="P29"/>
      <text:p text:style-name="P27"><text:span text:style-name="T10">DÉCIMA</text:span>. <text:span text:style-name="T10">RESPONSABILIDADES</text:span></text:p>
      <text:p text:style-name="P31">-----</text:p>
      <text:p text:style-name="P29">10.1 Responsabilidad de la PARTE ARRENDADORA</text:p>
      <text:p text:style-name="P34">iddec16-extra-2</text:p>
      <text:p text:style-name="P31"><text:soft-page-break/>-----</text:p>
      <text:p text:style-name="P25"><text:span text:style-name="T10">DECIMOCUARTA</text:span>. <text:span text:style-name="T10">RESOLUCIÓN DEL CONTRATO</text:span></text:p>
      <text:p text:style-name="P25">----</text:p>
      <text:p text:style-name="P32">e) el incumplimiento de las normas de convivencia establecidas por <text:span text:style-name="T9">iddec12-extra-5</text:span></text:p>
      <text:p text:style-name="P25">----</text:p>
      <text:p text:style-name="P28"><text:span text:style-name="T10">DECIMOQUINTA</text:span>. <text:span text:style-name="T14">FIN DEL CONTRATO DE ARRENDAMIENTO</text:span></text:p>
      <text:p text:style-name="P33">------</text:p>
      <text:p text:style-name="P33">Una vez finalizado el Contrato <text:span text:style-name="T14">id-dec-25</text:span> <text:s/>en los términos de la estipulación cuarta, la PARTE ARRENDATARIA deberá entregar a la PARTE <text:span text:style-name="T14">ARRENDADORA iddec16-extra-3</text:span></text:p>
      <text:p text:style-name="P33">---------</text:p>
      <text:p text:style-name="P33">En este momento, se comprobará que durante el Contrato de arrendamiento haya habido una correcta conservación de la Habitación, de la Vivienda y de su mobiliario.</text:p>
      <text:p text:style-name="P33">--------</text:p>
      <text:p text:style-name="P55">iddec17-extra-5</text:p>
      <text:p text:style-name="P54">iddec17-extra-6</text:p>
      <text:p text:style-name="P33">--------</text:p>
      <text:p text:style-name="P8">SÉPTIMA. CONDICIÓN RESOLUTORIA</text:p>
      <text:p text:style-name="P22">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11"><text:soft-page-break/><text:span text:style-name="T1">Y en prueba de conformidad y aceptación de todo lo establecido</text:span><text:span text:style-name="T3">, ambas Partes firman este contrato en tres ejemplares y a un solo efecto, en el lugar y fecha al comienzo indicados</text:span></text:p>
      <text:p text:style-name="P12"/>
      <text:p text:style-name="P13">LA PARTE VENDEDORA <text:s text:c="51"/>LA PARTE COMPRADORA</text:p>
      <text:p text:style-name="P12"><text:line-break/></text:p>
      <text:p text:style-name="P12"><text:bookmark text:name="_GoBack"/><text:line-break/><text:line-break/><text:line-break/>........................................... <text:s text:c="55"/>...........................................</text:p>
      <text:p text:style-name="P20">________ <text:s text:c="82"/>________</text:p>
      <text:p text:style-name="P16"><text:bookmark text:name="_GoBack1"/><text:lin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42</meta:editing-cycles>
    <meta:creation-date>2019-11-25T09:28:00</meta:creation-date>
    <dc:date>2020-02-03T22:02:26.728835692</dc:date>
    <meta:editing-duration>PT15H13M34S</meta:editing-duration>
    <meta:generator>LibreOffice/6.2.4.2$MacOSX_X86_64 LibreOffice_project/2412653d852ce75f65fbfa83fb7e7b669a126d64</meta:generator>
    <meta:document-statistic meta:table-count="0" meta:image-count="0" meta:object-count="0" meta:page-count="6" meta:paragraph-count="83" meta:word-count="1072" meta:character-count="7362" meta:non-whitespace-character-count="61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